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cm" loext:decorative="false"/>
      <style:paragraph-properties style:writing-mode="lr-tb"/>
    </style:style>
    <style:style style:name="gr2" style:family="graphic" style:parent-style-name="standard">
      <style:graphic-properties svg:stroke-color="#333333" svg:stroke-linecap="butt" draw:fill="gradient" draw:fill-color="#729fcf" draw:fill-gradient-name="Gradient_20_90" draw:gradient-step-count="0" draw:textarea-horizontal-align="justify" draw:textarea-vertical-align="middle" draw:auto-grow-height="false" fo:min-height="1.501cm" fo:min-width="6cm" draw:shadow="visible" draw:shadow-offset-x="0.141cm" draw:shadow-offset-y="0.141cm" loext:glow-radius="0cm" loext:softedge-radius="0cm" loext:decorative="false"/>
      <style:paragraph-properties style:writing-mode="lr-tb"/>
    </style:style>
    <style:style style:name="gr3" style:family="graphic" style:parent-style-name="standard">
      <style:graphic-properties svg:stroke-color="#333333" draw:fill="solid" draw:fill-color="#cccccc" draw:textarea-horizontal-align="justify" draw:textarea-vertical-align="top" draw:auto-grow-height="false" fo:min-height="7.738cm" fo:min-width="4.238cm" draw:shadow="visible" loext:decorative="false"/>
      <style:paragraph-properties style:writing-mode="lr-tb"/>
    </style:style>
    <style:style style:name="gr4" style:family="graphic" style:parent-style-name="standard">
      <style:graphic-properties svg:stroke-color="#333333" draw:fill="solid" draw:fill-color="#cccccc" draw:textarea-horizontal-align="justify" draw:textarea-vertical-align="top" draw:auto-grow-height="false" fo:min-height="7.948cm" fo:min-width="4.448cm" draw:shadow="visible" loext:decorative="false"/>
      <style:paragraph-properties style:writing-mode="lr-tb"/>
    </style:style>
    <style:style style:name="gr5" style:family="graphic" style:parent-style-name="standard">
      <style:graphic-properties svg:stroke-color="#333333" svg:stroke-linecap="butt" draw:fill="gradient" draw:fill-color="#729fcf" draw:fill-gradient-name="Gradient_20_90" draw:gradient-step-count="0" draw:textarea-horizontal-align="justify" draw:textarea-vertical-align="middle" draw:auto-grow-height="false" fo:min-height="1.501cm" fo:min-width="3.551cm" draw:shadow="visible" draw:shadow-offset-x="0.141cm" draw:shadow-offset-y="0.141cm" loext:glow-radius="0cm" loext:softedge-radius="0cm" loext:decorative="false"/>
      <style:paragraph-properties style:writing-mode="lr-tb"/>
    </style:style>
    <style:style style:name="gr6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8.064cm" fo:min-width="2.562cm" draw:shadow="visib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 loext:decorative="false"/>
      <style:paragraph-properties style:writing-mode="lr-tb"/>
    </style:style>
    <style:style style:name="gr8" style:family="graphic" style:parent-style-name="standard">
      <style:graphic-properties svg:stroke-color="#333333" svg:stroke-linecap="butt" draw:fill="gradient" draw:fill-color="#729fcf" draw:fill-gradient-name="Gradient_20_164" draw:gradient-step-count="0" draw:textarea-horizontal-align="justify" draw:textarea-vertical-align="middle" draw:auto-grow-height="false" fo:min-height="1.501cm" fo:min-width="11.755cm" draw:shadow="visible" draw:shadow-offset-x="0.106cm" draw:shadow-offset-y="0.106cm" loext:glow-radius="0cm" loext:softedge-radius="0cm" loext:decorative="false"/>
      <style:paragraph-properties style:writing-mode="lr-tb"/>
    </style:style>
    <style:style style:name="gr9" style:family="graphic" style:parent-style-name="standard">
      <style:graphic-properties svg:stroke-color="#333333" svg:stroke-linecap="butt" draw:fill="gradient" draw:fill-color="#729fcf" draw:fill-gradient-name="Gradient_20_164" draw:gradient-step-count="0" draw:textarea-horizontal-align="justify" draw:textarea-vertical-align="middle" draw:auto-grow-height="false" fo:min-height="1.501cm" fo:min-width="11.795cm" draw:shadow="visible" draw:shadow-offset-x="0.106cm" draw:shadow-offset-y="0.106cm" loext:glow-radius="0cm" loext:softedge-radius="0cm" loext:decorative="false"/>
      <style:paragraph-properties style:writing-mode="lr-tb"/>
    </style:style>
    <style:style style:name="gr10" style:family="graphic" style:parent-style-name="standard">
      <style:graphic-properties svg:stroke-color="#333333" svg:stroke-linecap="butt" draw:fill="gradient" draw:fill-color="#729fcf" draw:fill-gradient-name="Gradient_20_164" draw:gradient-step-count="0" draw:textarea-horizontal-align="justify" draw:textarea-vertical-align="middle" draw:auto-grow-height="false" fo:min-height="1.501cm" fo:min-width="3.445cm" draw:shadow="visible" draw:shadow-offset-x="0.106cm" draw:shadow-offset-y="0.106cm" loext:glow-radius="0cm" loext:softedge-radius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729fcf" draw:fill-gradient-name="Gradient_20_90" draw:gradient-step-count="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cccccc"/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tyle="normal" style:font-style-asian="normal" style:font-style-complex="normal"/>
    </style:style>
    <style:style style:name="P8" style:family="paragraph">
      <loext:graphic-properties draw:fill="solid" draw:fill-color="#cccccc"/>
      <style:paragraph-properties fo:text-align="start"/>
      <style:text-properties fo:font-style="normal" style:font-style-asian="normal" style:font-style-complex="normal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gradient" draw:fill-color="#729fcf" draw:fill-gradient-name="Gradient_20_164" draw:gradient-step-count="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7.7cm" svg:height="2.25cm" svg:x="1cm" svg:y="1cm">
          <draw:text-box>
            <text:p text:style-name="P1"><text:span text:style-name="T1">Logger </text:span><text:span text:style-name="T1">Library </text:span><text:span text:style-name="T1">Roadmap</text:span></text:p>
          </draw:text-box>
        </draw:frame>
        <draw:custom-shape draw:style-name="gr2" draw:text-style-name="P4" draw:layer="layout" svg:width="6.5cm" svg:height="1.75cm" svg:x="6.95cm" svg:y="6cm">
          <text:p text:style-name="P3">3.5.0</text:p>
          <draw:enhanced-geometry svg:viewBox="0 0 21600 21600" draw:text-areas="0 0 21600 21600" draw:mirror-horizontal="false" draw:mirror-vertical="false" draw:type="chevron" draw:modifiers="18274.11167512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5cm" svg:height="1.75cm" svg:x="12.75cm" svg:y="6.001cm">
          <text:p text:style-name="P3">3.6.0</text:p>
          <draw:enhanced-geometry svg:viewBox="0 0 21600 21600" draw:text-areas="0 0 21600 21600" draw:mirror-horizontal="false" draw:mirror-vertical="false" draw:type="chevron" draw:modifiers="18274.11167512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5cm" svg:height="1.75cm" svg:x="18.55cm" svg:y="6.001cm">
          <text:p text:style-name="P3">3.7.0</text:p>
          <draw:enhanced-geometry svg:viewBox="0 0 21600 21600" draw:text-areas="0 0 21600 21600" draw:mirror-horizontal="false" draw:mirror-vertical="false" draw:type="chevron" draw:modifiers="18274.11167512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25cm" svg:height="8.5cm" svg:x="1.4cm" svg:y="8.75cm">
          <text:list text:style-name="L1">
            <text:list-item>
              <text:p text:style-name="P5"><text:span text:style-name="T2">Support to formatting log data</text:span></text:p>
            </text:list-item>
            <text:list-item>
              <text:p text:style-name="P5"><text:span text:style-name="T2">UTC time format</text:span></text:p>
            </text:list-item>
            <text:list-item>
              <text:p text:style-name="P5"><text:span text:style-name="T2">High precision on date and time to all platform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30.79413445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25cm" svg:height="8.5cm" svg:x="7.401cm" svg:y="8.751cm">
          <text:list text:style-name="L1">
            <text:list-item>
              <text:p text:style-name="P5"><text:span text:style-name="T2">Move LoggerLib components into LoggerLib namespace</text:span></text:p>
            </text:list-item>
            <text:list-item>
              <text:p text:style-name="P5"><text:span text:style-name="T2">Full support to exceptions on Logger (LoggerW may get later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30.79413445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25cm" svg:height="8.5cm" svg:x="13.301cm" svg:y="8.751cm">
          <text:list text:style-name="L1">
            <text:list-item>
              <text:p text:style-name="P5"><text:span text:style-name="T2">New date and time components</text:span></text:p>
            </text:list-item>
            <text:list-item>
              <text:p text:style-name="P5"><text:span text:style-name="T2">New log management compone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30.79413445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5.25cm" svg:height="8.5cm" svg:x="19.101cm" svg:y="8.751cm">
          <text:list text:style-name="L2">
            <text:list-item>
              <text:p text:style-name="P7"><text:span text:style-name="T3">Library self management to detect unexpected terminations </text:span></text:p>
            </text:list-item>
          </text:list>
          <text:list text:style-name="L1">
            <text:list-item>
              <text:p text:style-name="P7"><text:span text:style-name="T4">This is an experimental idea and may not be released if don’t work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30.79413445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05cm" svg:height="1.75cm" svg:x="24.45cm" svg:y="6.002cm">
          <text:p text:style-name="P3">4.0.0</text:p>
          <draw:enhanced-geometry svg:viewBox="0 0 21600 21600" draw:text-areas="0 0 21600 21600" draw:mirror-horizontal="false" draw:mirror-vertical="false" draw:type="chevron" draw:modifiers="16262.65119723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5cm" svg:height="1.75cm" svg:x="1.15cm" svg:y="6.001cm">
          <text:p text:style-name="P3">3.4.0</text:p>
          <draw:enhanced-geometry svg:viewBox="0 0 21600 21600" draw:text-areas="0 0 21600 21600" draw:mirror-horizontal="false" draw:mirror-vertical="false" draw:type="chevron" draw:modifiers="18274.11167512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3.248cm" svg:height="8.5cm" svg:x="24.902cm" svg:y="8.752cm">
          <text:p text:style-name="P1"><text:span text:style-name="T2">Focus on next generation</text:span></text:p>
          <draw:enhanced-geometry svg:viewBox="0 0 21600 21600" draw:path-stretchpoint-x="10800" draw:path-stretchpoint-y="10800" draw:text-areas="?f3 ?f4 ?f5 ?f6" draw:type="round-rectangle" draw:modifiers="2130.79413445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5.2cm" svg:height="0.75cm" svg:x="23.5cm" svg:y="19.25cm">
          <draw:text-box>
            <text:p text:style-name="P3"><text:span text:style-name="T5">Document version: 1.0.0</text:span></text:p>
          </draw:text-box>
        </draw:frame>
        <draw:custom-shape draw:style-name="gr8" draw:text-style-name="P10" draw:layer="layout" svg:width="12.255cm" svg:height="1.75cm" svg:x="1.106cm" svg:y="3.802cm">
          <text:p text:style-name="P3">2025/08 - 2025/09</text:p>
          <draw:enhanced-geometry svg:viewBox="0 0 21600 21600" draw:text-areas="0 0 21600 21600" draw:mirror-horizontal="false" draw:mirror-vertical="false" draw:type="chevron" draw:modifiers="19837.597911227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12.294cm" svg:height="1.75cm" svg:x="12.706cm" svg:y="3.804cm">
          <text:p text:style-name="P3">2025/11 - 2025/12</text:p>
          <draw:enhanced-geometry svg:viewBox="0 0 21600 21600" draw:text-areas="0 0 21600 21600" draw:mirror-horizontal="false" draw:mirror-vertical="false" draw:type="chevron" draw:modifiers="19841.431476209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944cm" svg:height="1.75cm" svg:x="24.306cm" svg:y="3.805cm">
          <text:p text:style-name="P3"><text:span text:style-name="T6">2025/12 - 2026</text:span></text:p>
          <draw:enhanced-geometry svg:viewBox="0 0 21600 21600" draw:text-areas="0 0 21600 21600" draw:mirror-horizontal="false" draw:mirror-vertical="false" draw:type="chevron" draw:modifiers="16119.23954372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0" draw:display-name="Gradient 100" draw:style="axial" draw:start-color="#ffffa6" draw:end-color="#ffb66c" draw:start-intensity="100%" draw:end-intensity="100%" draw:angle="27deg" draw:border="0%">
      <loext:gradient-stop svg:offset="0" loext:color-type="rgb" loext:color-value="#ffffa6"/>
      <loext:gradient-stop svg:offset="1" loext:color-type="rgb" loext:color-value="#ffb66c"/>
    </draw:gradient>
    <draw:gradient draw:name="Gradient_20_101" draw:display-name="Gradient 101" draw:style="linear" draw:start-color="#ffffa6" draw:end-color="#ffb66c" draw:start-intensity="100%" draw:end-intensity="100%" draw:angle="27deg" draw:border="0%">
      <loext:gradient-stop svg:offset="0" loext:color-type="rgb" loext:color-value="#ffffa6"/>
      <loext:gradient-stop svg:offset="1" loext:color-type="rgb" loext:color-value="#ffb66c"/>
    </draw:gradient>
    <draw:gradient draw:name="Gradient_20_102" draw:display-name="Gradient 102" draw:style="linear" draw:start-color="#ffffa6" draw:end-color="#ffb66c" draw:start-intensity="100%" draw:end-intensity="100%" draw:angle="28deg" draw:border="0%">
      <loext:gradient-stop svg:offset="0" loext:color-type="rgb" loext:color-value="#ffffa6"/>
      <loext:gradient-stop svg:offset="1" loext:color-type="rgb" loext:color-value="#ffb66c"/>
    </draw:gradient>
    <draw:gradient draw:name="Gradient_20_103" draw:display-name="Gradient 103" draw:style="linear" draw:start-color="#ffffa6" draw:end-color="#ffb66c" draw:start-intensity="100%" draw:end-intensity="100%" draw:angle="29deg" draw:border="0%">
      <loext:gradient-stop svg:offset="0" loext:color-type="rgb" loext:color-value="#ffffa6"/>
      <loext:gradient-stop svg:offset="1" loext:color-type="rgb" loext:color-value="#ffb66c"/>
    </draw:gradient>
    <draw:gradient draw:name="Gradient_20_104" draw:display-name="Gradient 104" draw:style="linear" draw:start-color="#ffffa6" draw:end-color="#ffb66c" draw:start-intensity="100%" draw:end-intensity="100%" draw:angle="30deg" draw:border="0%">
      <loext:gradient-stop svg:offset="0" loext:color-type="rgb" loext:color-value="#ffffa6"/>
      <loext:gradient-stop svg:offset="1" loext:color-type="rgb" loext:color-value="#ffb66c"/>
    </draw:gradient>
    <draw:gradient draw:name="Gradient_20_105" draw:display-name="Gradient 105" draw:style="linear" draw:start-color="#ffffa6" draw:end-color="#ffb66c" draw:start-intensity="100%" draw:end-intensity="100%" draw:angle="31deg" draw:border="0%">
      <loext:gradient-stop svg:offset="0" loext:color-type="rgb" loext:color-value="#ffffa6"/>
      <loext:gradient-stop svg:offset="1" loext:color-type="rgb" loext:color-value="#ffb66c"/>
    </draw:gradient>
    <draw:gradient draw:name="Gradient_20_106" draw:display-name="Gradient 106" draw:style="linear" draw:start-color="#ffffa6" draw:end-color="#ffb66c" draw:start-intensity="100%" draw:end-intensity="100%" draw:angle="32deg" draw:border="0%">
      <loext:gradient-stop svg:offset="0" loext:color-type="rgb" loext:color-value="#ffffa6"/>
      <loext:gradient-stop svg:offset="1" loext:color-type="rgb" loext:color-value="#ffb66c"/>
    </draw:gradient>
    <draw:gradient draw:name="Gradient_20_107" draw:display-name="Gradient 107" draw:style="linear" draw:start-color="#ffffa6" draw:end-color="#ffb66c" draw:start-intensity="100%" draw:end-intensity="100%" draw:angle="33deg" draw:border="0%">
      <loext:gradient-stop svg:offset="0" loext:color-type="rgb" loext:color-value="#ffffa6"/>
      <loext:gradient-stop svg:offset="1" loext:color-type="rgb" loext:color-value="#ffb66c"/>
    </draw:gradient>
    <draw:gradient draw:name="Gradient_20_108" draw:display-name="Gradient 108" draw:style="linear" draw:start-color="#ffffa6" draw:end-color="#ffb66c" draw:start-intensity="100%" draw:end-intensity="100%" draw:angle="34deg" draw:border="0%">
      <loext:gradient-stop svg:offset="0" loext:color-type="rgb" loext:color-value="#ffffa6"/>
      <loext:gradient-stop svg:offset="1" loext:color-type="rgb" loext:color-value="#ffb66c"/>
    </draw:gradient>
    <draw:gradient draw:name="Gradient_20_109" draw:display-name="Gradient 109" draw:style="linear" draw:start-color="#ffffa6" draw:end-color="#ffb66c" draw:start-intensity="100%" draw:end-intensity="100%" draw:angle="35deg" draw:border="0%">
      <loext:gradient-stop svg:offset="0" loext:color-type="rgb" loext:color-value="#ffffa6"/>
      <loext:gradient-stop svg:offset="1" loext:color-type="rgb" loext:color-value="#ffb66c"/>
    </draw:gradient>
    <draw:gradient draw:name="Gradient_20_110" draw:display-name="Gradient 110" draw:style="linear" draw:start-color="#ffffa6" draw:end-color="#ffb66c" draw:start-intensity="100%" draw:end-intensity="100%" draw:angle="36deg" draw:border="0%">
      <loext:gradient-stop svg:offset="0" loext:color-type="rgb" loext:color-value="#ffffa6"/>
      <loext:gradient-stop svg:offset="1" loext:color-type="rgb" loext:color-value="#ffb66c"/>
    </draw:gradient>
    <draw:gradient draw:name="Gradient_20_111" draw:display-name="Gradient 111" draw:style="linear" draw:start-color="#ffffa6" draw:end-color="#ffb66c" draw:start-intensity="100%" draw:end-intensity="100%" draw:angle="37deg" draw:border="0%">
      <loext:gradient-stop svg:offset="0" loext:color-type="rgb" loext:color-value="#ffffa6"/>
      <loext:gradient-stop svg:offset="1" loext:color-type="rgb" loext:color-value="#ffb66c"/>
    </draw:gradient>
    <draw:gradient draw:name="Gradient_20_112" draw:display-name="Gradient 112" draw:style="linear" draw:start-color="#ffffa6" draw:end-color="#ffb66c" draw:start-intensity="100%" draw:end-intensity="100%" draw:angle="38deg" draw:border="0%">
      <loext:gradient-stop svg:offset="0" loext:color-type="rgb" loext:color-value="#ffffa6"/>
      <loext:gradient-stop svg:offset="1" loext:color-type="rgb" loext:color-value="#ffb66c"/>
    </draw:gradient>
    <draw:gradient draw:name="Gradient_20_113" draw:display-name="Gradient 113" draw:style="linear" draw:start-color="#ffffa6" draw:end-color="#ffb66c" draw:start-intensity="100%" draw:end-intensity="100%" draw:angle="39deg" draw:border="0%">
      <loext:gradient-stop svg:offset="0" loext:color-type="rgb" loext:color-value="#ffffa6"/>
      <loext:gradient-stop svg:offset="1" loext:color-type="rgb" loext:color-value="#ffb66c"/>
    </draw:gradient>
    <draw:gradient draw:name="Gradient_20_114" draw:display-name="Gradient 114" draw:style="linear" draw:start-color="#ffffa6" draw:end-color="#ffb66c" draw:start-intensity="100%" draw:end-intensity="100%" draw:angle="40deg" draw:border="0%">
      <loext:gradient-stop svg:offset="0" loext:color-type="rgb" loext:color-value="#ffffa6"/>
      <loext:gradient-stop svg:offset="1" loext:color-type="rgb" loext:color-value="#ffb66c"/>
    </draw:gradient>
    <draw:gradient draw:name="Gradient_20_115" draw:display-name="Gradient 115" draw:style="linear" draw:start-color="#ffffa6" draw:end-color="#ffb66c" draw:start-intensity="100%" draw:end-intensity="100%" draw:angle="41deg" draw:border="0%">
      <loext:gradient-stop svg:offset="0" loext:color-type="rgb" loext:color-value="#ffffa6"/>
      <loext:gradient-stop svg:offset="1" loext:color-type="rgb" loext:color-value="#ffb66c"/>
    </draw:gradient>
    <draw:gradient draw:name="Gradient_20_116" draw:display-name="Gradient 116" draw:style="linear" draw:start-color="#ffffa6" draw:end-color="#ffb66c" draw:start-intensity="100%" draw:end-intensity="100%" draw:angle="42deg" draw:border="0%">
      <loext:gradient-stop svg:offset="0" loext:color-type="rgb" loext:color-value="#ffffa6"/>
      <loext:gradient-stop svg:offset="1" loext:color-type="rgb" loext:color-value="#ffb66c"/>
    </draw:gradient>
    <draw:gradient draw:name="Gradient_20_117" draw:display-name="Gradient 117" draw:style="linear" draw:start-color="#ffffa6" draw:end-color="#ffb66c" draw:start-intensity="100%" draw:end-intensity="100%" draw:angle="43deg" draw:border="0%">
      <loext:gradient-stop svg:offset="0" loext:color-type="rgb" loext:color-value="#ffffa6"/>
      <loext:gradient-stop svg:offset="1" loext:color-type="rgb" loext:color-value="#ffb66c"/>
    </draw:gradient>
    <draw:gradient draw:name="Gradient_20_118" draw:display-name="Gradient 118" draw:style="linear" draw:start-color="#ffffa6" draw:end-color="#ffb66c" draw:start-intensity="100%" draw:end-intensity="100%" draw:angle="44deg" draw:border="0%">
      <loext:gradient-stop svg:offset="0" loext:color-type="rgb" loext:color-value="#ffffa6"/>
      <loext:gradient-stop svg:offset="1" loext:color-type="rgb" loext:color-value="#ffb66c"/>
    </draw:gradient>
    <draw:gradient draw:name="Gradient_20_119" draw:display-name="Gradient 119" draw:style="linear" draw:start-color="#ffffa6" draw:end-color="#ffb66c" draw:start-intensity="100%" draw:end-intensity="100%" draw:angle="45deg" draw:border="0%">
      <loext:gradient-stop svg:offset="0" loext:color-type="rgb" loext:color-value="#ffffa6"/>
      <loext:gradient-stop svg:offset="1" loext:color-type="rgb" loext:color-value="#ffb66c"/>
    </draw:gradient>
    <draw:gradient draw:name="Gradient_20_120" draw:display-name="Gradient 120" draw:style="linear" draw:start-color="#ffffa6" draw:end-color="#ffb66c" draw:start-intensity="100%" draw:end-intensity="100%" draw:angle="46deg" draw:border="0%">
      <loext:gradient-stop svg:offset="0" loext:color-type="rgb" loext:color-value="#ffffa6"/>
      <loext:gradient-stop svg:offset="1" loext:color-type="rgb" loext:color-value="#ffb66c"/>
    </draw:gradient>
    <draw:gradient draw:name="Gradient_20_121" draw:display-name="Gradient 121" draw:style="linear" draw:start-color="#ffffa6" draw:end-color="#ffb66c" draw:start-intensity="100%" draw:end-intensity="100%" draw:angle="47deg" draw:border="0%">
      <loext:gradient-stop svg:offset="0" loext:color-type="rgb" loext:color-value="#ffffa6"/>
      <loext:gradient-stop svg:offset="1" loext:color-type="rgb" loext:color-value="#ffb66c"/>
    </draw:gradient>
    <draw:gradient draw:name="Gradient_20_122" draw:display-name="Gradient 122" draw:style="linear" draw:start-color="#ffffa6" draw:end-color="#ffb66c" draw:start-intensity="100%" draw:end-intensity="100%" draw:angle="48deg" draw:border="0%">
      <loext:gradient-stop svg:offset="0" loext:color-type="rgb" loext:color-value="#ffffa6"/>
      <loext:gradient-stop svg:offset="1" loext:color-type="rgb" loext:color-value="#ffb66c"/>
    </draw:gradient>
    <draw:gradient draw:name="Gradient_20_123" draw:display-name="Gradient 123" draw:style="linear" draw:start-color="#ffffa6" draw:end-color="#ffb66c" draw:start-intensity="100%" draw:end-intensity="100%" draw:angle="49deg" draw:border="0%">
      <loext:gradient-stop svg:offset="0" loext:color-type="rgb" loext:color-value="#ffffa6"/>
      <loext:gradient-stop svg:offset="1" loext:color-type="rgb" loext:color-value="#ffb66c"/>
    </draw:gradient>
    <draw:gradient draw:name="Gradient_20_124" draw:display-name="Gradient 124" draw:style="linear" draw:start-color="#ffffa6" draw:end-color="#ffb66c" draw:start-intensity="100%" draw:end-intensity="100%" draw:angle="50deg" draw:border="0%">
      <loext:gradient-stop svg:offset="0" loext:color-type="rgb" loext:color-value="#ffffa6"/>
      <loext:gradient-stop svg:offset="1" loext:color-type="rgb" loext:color-value="#ffb66c"/>
    </draw:gradient>
    <draw:gradient draw:name="Gradient_20_125" draw:display-name="Gradient 125" draw:style="linear" draw:start-color="#ffffa6" draw:end-color="#ffb66c" draw:start-intensity="100%" draw:end-intensity="100%" draw:angle="51deg" draw:border="0%">
      <loext:gradient-stop svg:offset="0" loext:color-type="rgb" loext:color-value="#ffffa6"/>
      <loext:gradient-stop svg:offset="1" loext:color-type="rgb" loext:color-value="#ffb66c"/>
    </draw:gradient>
    <draw:gradient draw:name="Gradient_20_126" draw:display-name="Gradient 126" draw:style="linear" draw:start-color="#ffffa6" draw:end-color="#ffb66c" draw:start-intensity="100%" draw:end-intensity="100%" draw:angle="52deg" draw:border="0%">
      <loext:gradient-stop svg:offset="0" loext:color-type="rgb" loext:color-value="#ffffa6"/>
      <loext:gradient-stop svg:offset="1" loext:color-type="rgb" loext:color-value="#ffb66c"/>
    </draw:gradient>
    <draw:gradient draw:name="Gradient_20_127" draw:display-name="Gradient 127" draw:style="linear" draw:start-color="#ffffa6" draw:end-color="#ffb66c" draw:start-intensity="100%" draw:end-intensity="100%" draw:angle="53deg" draw:border="0%">
      <loext:gradient-stop svg:offset="0" loext:color-type="rgb" loext:color-value="#ffffa6"/>
      <loext:gradient-stop svg:offset="1" loext:color-type="rgb" loext:color-value="#ffb66c"/>
    </draw:gradient>
    <draw:gradient draw:name="Gradient_20_128" draw:display-name="Gradient 128" draw:style="linear" draw:start-color="#ffffa6" draw:end-color="#ffb66c" draw:start-intensity="100%" draw:end-intensity="100%" draw:angle="54deg" draw:border="0%">
      <loext:gradient-stop svg:offset="0" loext:color-type="rgb" loext:color-value="#ffffa6"/>
      <loext:gradient-stop svg:offset="1" loext:color-type="rgb" loext:color-value="#ffb66c"/>
    </draw:gradient>
    <draw:gradient draw:name="Gradient_20_129" draw:display-name="Gradient 129" draw:style="linear" draw:start-color="#ffffa6" draw:end-color="#ffb66c" draw:start-intensity="100%" draw:end-intensity="100%" draw:angle="55deg" draw:border="0%">
      <loext:gradient-stop svg:offset="0" loext:color-type="rgb" loext:color-value="#ffffa6"/>
      <loext:gradient-stop svg:offset="1" loext:color-type="rgb" loext:color-value="#ffb66c"/>
    </draw:gradient>
    <draw:gradient draw:name="Gradient_20_130" draw:display-name="Gradient 130" draw:style="linear" draw:start-color="#ffffa6" draw:end-color="#ffb66c" draw:start-intensity="100%" draw:end-intensity="100%" draw:angle="56deg" draw:border="0%">
      <loext:gradient-stop svg:offset="0" loext:color-type="rgb" loext:color-value="#ffffa6"/>
      <loext:gradient-stop svg:offset="1" loext:color-type="rgb" loext:color-value="#ffb66c"/>
    </draw:gradient>
    <draw:gradient draw:name="Gradient_20_131" draw:display-name="Gradient 131" draw:style="linear" draw:start-color="#ffffa6" draw:end-color="#ffb66c" draw:start-intensity="100%" draw:end-intensity="100%" draw:angle="57deg" draw:border="0%">
      <loext:gradient-stop svg:offset="0" loext:color-type="rgb" loext:color-value="#ffffa6"/>
      <loext:gradient-stop svg:offset="1" loext:color-type="rgb" loext:color-value="#ffb66c"/>
    </draw:gradient>
    <draw:gradient draw:name="Gradient_20_132" draw:display-name="Gradient 132" draw:style="linear" draw:start-color="#ffffa6" draw:end-color="#ffb66c" draw:start-intensity="100%" draw:end-intensity="100%" draw:angle="58deg" draw:border="0%">
      <loext:gradient-stop svg:offset="0" loext:color-type="rgb" loext:color-value="#ffffa6"/>
      <loext:gradient-stop svg:offset="1" loext:color-type="rgb" loext:color-value="#ffb66c"/>
    </draw:gradient>
    <draw:gradient draw:name="Gradient_20_133" draw:display-name="Gradient 133" draw:style="linear" draw:start-color="#ffffa6" draw:end-color="#ffb66c" draw:start-intensity="100%" draw:end-intensity="100%" draw:angle="59deg" draw:border="0%">
      <loext:gradient-stop svg:offset="0" loext:color-type="rgb" loext:color-value="#ffffa6"/>
      <loext:gradient-stop svg:offset="1" loext:color-type="rgb" loext:color-value="#ffb66c"/>
    </draw:gradient>
    <draw:gradient draw:name="Gradient_20_134" draw:display-name="Gradient 134" draw:style="linear" draw:start-color="#ffffa6" draw:end-color="#ffb66c" draw:start-intensity="100%" draw:end-intensity="100%" draw:angle="60deg" draw:border="0%">
      <loext:gradient-stop svg:offset="0" loext:color-type="rgb" loext:color-value="#ffffa6"/>
      <loext:gradient-stop svg:offset="1" loext:color-type="rgb" loext:color-value="#ffb66c"/>
    </draw:gradient>
    <draw:gradient draw:name="Gradient_20_135" draw:display-name="Gradient 135" draw:style="linear" draw:start-color="#ffffa6" draw:end-color="#ffb66c" draw:start-intensity="100%" draw:end-intensity="100%" draw:angle="61deg" draw:border="0%">
      <loext:gradient-stop svg:offset="0" loext:color-type="rgb" loext:color-value="#ffffa6"/>
      <loext:gradient-stop svg:offset="1" loext:color-type="rgb" loext:color-value="#ffb66c"/>
    </draw:gradient>
    <draw:gradient draw:name="Gradient_20_136" draw:display-name="Gradient 136" draw:style="linear" draw:start-color="#ffffa6" draw:end-color="#ffb66c" draw:start-intensity="100%" draw:end-intensity="100%" draw:angle="62deg" draw:border="0%">
      <loext:gradient-stop svg:offset="0" loext:color-type="rgb" loext:color-value="#ffffa6"/>
      <loext:gradient-stop svg:offset="1" loext:color-type="rgb" loext:color-value="#ffb66c"/>
    </draw:gradient>
    <draw:gradient draw:name="Gradient_20_137" draw:display-name="Gradient 137" draw:style="linear" draw:start-color="#ffffa6" draw:end-color="#ffb66c" draw:start-intensity="100%" draw:end-intensity="100%" draw:angle="63deg" draw:border="0%">
      <loext:gradient-stop svg:offset="0" loext:color-type="rgb" loext:color-value="#ffffa6"/>
      <loext:gradient-stop svg:offset="1" loext:color-type="rgb" loext:color-value="#ffb66c"/>
    </draw:gradient>
    <draw:gradient draw:name="Gradient_20_138" draw:display-name="Gradient 138" draw:style="linear" draw:start-color="#ffffa6" draw:end-color="#ffb66c" draw:start-intensity="100%" draw:end-intensity="100%" draw:angle="64deg" draw:border="0%">
      <loext:gradient-stop svg:offset="0" loext:color-type="rgb" loext:color-value="#ffffa6"/>
      <loext:gradient-stop svg:offset="1" loext:color-type="rgb" loext:color-value="#ffb66c"/>
    </draw:gradient>
    <draw:gradient draw:name="Gradient_20_139" draw:display-name="Gradient 139" draw:style="linear" draw:start-color="#ffffa6" draw:end-color="#ffb66c" draw:start-intensity="100%" draw:end-intensity="100%" draw:angle="65deg" draw:border="0%">
      <loext:gradient-stop svg:offset="0" loext:color-type="rgb" loext:color-value="#ffffa6"/>
      <loext:gradient-stop svg:offset="1" loext:color-type="rgb" loext:color-value="#ffb66c"/>
    </draw:gradient>
    <draw:gradient draw:name="Gradient_20_140" draw:display-name="Gradient 140" draw:style="linear" draw:start-color="#ffffa6" draw:end-color="#ffb66c" draw:start-intensity="100%" draw:end-intensity="100%" draw:angle="66deg" draw:border="0%">
      <loext:gradient-stop svg:offset="0" loext:color-type="rgb" loext:color-value="#ffffa6"/>
      <loext:gradient-stop svg:offset="1" loext:color-type="rgb" loext:color-value="#ffb66c"/>
    </draw:gradient>
    <draw:gradient draw:name="Gradient_20_141" draw:display-name="Gradient 141" draw:style="linear" draw:start-color="#ffffa6" draw:end-color="#ffb66c" draw:start-intensity="100%" draw:end-intensity="100%" draw:angle="67deg" draw:border="0%">
      <loext:gradient-stop svg:offset="0" loext:color-type="rgb" loext:color-value="#ffffa6"/>
      <loext:gradient-stop svg:offset="1" loext:color-type="rgb" loext:color-value="#ffb66c"/>
    </draw:gradient>
    <draw:gradient draw:name="Gradient_20_142" draw:display-name="Gradient 142" draw:style="linear" draw:start-color="#ffffa6" draw:end-color="#ffb66c" draw:start-intensity="100%" draw:end-intensity="100%" draw:angle="68deg" draw:border="0%">
      <loext:gradient-stop svg:offset="0" loext:color-type="rgb" loext:color-value="#ffffa6"/>
      <loext:gradient-stop svg:offset="1" loext:color-type="rgb" loext:color-value="#ffb66c"/>
    </draw:gradient>
    <draw:gradient draw:name="Gradient_20_143" draw:display-name="Gradient 143" draw:style="linear" draw:start-color="#ffffa6" draw:end-color="#ffb66c" draw:start-intensity="100%" draw:end-intensity="100%" draw:angle="69deg" draw:border="0%">
      <loext:gradient-stop svg:offset="0" loext:color-type="rgb" loext:color-value="#ffffa6"/>
      <loext:gradient-stop svg:offset="1" loext:color-type="rgb" loext:color-value="#ffb66c"/>
    </draw:gradient>
    <draw:gradient draw:name="Gradient_20_144" draw:display-name="Gradient 144" draw:style="linear" draw:start-color="#ffffa6" draw:end-color="#ffb66c" draw:start-intensity="100%" draw:end-intensity="100%" draw:angle="70deg" draw:border="0%">
      <loext:gradient-stop svg:offset="0" loext:color-type="rgb" loext:color-value="#ffffa6"/>
      <loext:gradient-stop svg:offset="1" loext:color-type="rgb" loext:color-value="#ffb66c"/>
    </draw:gradient>
    <draw:gradient draw:name="Gradient_20_145" draw:display-name="Gradient 145" draw:style="linear" draw:start-color="#ffffa6" draw:end-color="#ffb66c" draw:start-intensity="100%" draw:end-intensity="100%" draw:angle="71deg" draw:border="0%">
      <loext:gradient-stop svg:offset="0" loext:color-type="rgb" loext:color-value="#ffffa6"/>
      <loext:gradient-stop svg:offset="1" loext:color-type="rgb" loext:color-value="#ffb66c"/>
    </draw:gradient>
    <draw:gradient draw:name="Gradient_20_146" draw:display-name="Gradient 146" draw:style="linear" draw:start-color="#ffffa6" draw:end-color="#ffb66c" draw:start-intensity="100%" draw:end-intensity="100%" draw:angle="72deg" draw:border="0%">
      <loext:gradient-stop svg:offset="0" loext:color-type="rgb" loext:color-value="#ffffa6"/>
      <loext:gradient-stop svg:offset="1" loext:color-type="rgb" loext:color-value="#ffb66c"/>
    </draw:gradient>
    <draw:gradient draw:name="Gradient_20_147" draw:display-name="Gradient 147" draw:style="linear" draw:start-color="#ffffa6" draw:end-color="#ffb66c" draw:start-intensity="100%" draw:end-intensity="100%" draw:angle="73deg" draw:border="0%">
      <loext:gradient-stop svg:offset="0" loext:color-type="rgb" loext:color-value="#ffffa6"/>
      <loext:gradient-stop svg:offset="1" loext:color-type="rgb" loext:color-value="#ffb66c"/>
    </draw:gradient>
    <draw:gradient draw:name="Gradient_20_148" draw:display-name="Gradient 148" draw:style="linear" draw:start-color="#ffffa6" draw:end-color="#ffb66c" draw:start-intensity="100%" draw:end-intensity="100%" draw:angle="74deg" draw:border="0%">
      <loext:gradient-stop svg:offset="0" loext:color-type="rgb" loext:color-value="#ffffa6"/>
      <loext:gradient-stop svg:offset="1" loext:color-type="rgb" loext:color-value="#ffb66c"/>
    </draw:gradient>
    <draw:gradient draw:name="Gradient_20_149" draw:display-name="Gradient 149" draw:style="linear" draw:start-color="#ffffa6" draw:end-color="#ffb66c" draw:start-intensity="100%" draw:end-intensity="100%" draw:angle="75deg" draw:border="0%">
      <loext:gradient-stop svg:offset="0" loext:color-type="rgb" loext:color-value="#ffffa6"/>
      <loext:gradient-stop svg:offset="1" loext:color-type="rgb" loext:color-value="#ffb66c"/>
    </draw:gradient>
    <draw:gradient draw:name="Gradient_20_150" draw:display-name="Gradient 150" draw:style="linear" draw:start-color="#ffffa6" draw:end-color="#ffb66c" draw:start-intensity="100%" draw:end-intensity="100%" draw:angle="76deg" draw:border="0%">
      <loext:gradient-stop svg:offset="0" loext:color-type="rgb" loext:color-value="#ffffa6"/>
      <loext:gradient-stop svg:offset="1" loext:color-type="rgb" loext:color-value="#ffb66c"/>
    </draw:gradient>
    <draw:gradient draw:name="Gradient_20_151" draw:display-name="Gradient 151" draw:style="linear" draw:start-color="#ffffa6" draw:end-color="#ffb66c" draw:start-intensity="100%" draw:end-intensity="100%" draw:angle="77deg" draw:border="0%">
      <loext:gradient-stop svg:offset="0" loext:color-type="rgb" loext:color-value="#ffffa6"/>
      <loext:gradient-stop svg:offset="1" loext:color-type="rgb" loext:color-value="#ffb66c"/>
    </draw:gradient>
    <draw:gradient draw:name="Gradient_20_152" draw:display-name="Gradient 152" draw:style="linear" draw:start-color="#ffffa6" draw:end-color="#ffb66c" draw:start-intensity="100%" draw:end-intensity="100%" draw:angle="78deg" draw:border="0%">
      <loext:gradient-stop svg:offset="0" loext:color-type="rgb" loext:color-value="#ffffa6"/>
      <loext:gradient-stop svg:offset="1" loext:color-type="rgb" loext:color-value="#ffb66c"/>
    </draw:gradient>
    <draw:gradient draw:name="Gradient_20_153" draw:display-name="Gradient 153" draw:style="linear" draw:start-color="#ffffa6" draw:end-color="#ffb66c" draw:start-intensity="100%" draw:end-intensity="100%" draw:angle="79deg" draw:border="0%">
      <loext:gradient-stop svg:offset="0" loext:color-type="rgb" loext:color-value="#ffffa6"/>
      <loext:gradient-stop svg:offset="1" loext:color-type="rgb" loext:color-value="#ffb66c"/>
    </draw:gradient>
    <draw:gradient draw:name="Gradient_20_154" draw:display-name="Gradient 154" draw:style="linear" draw:start-color="#ffffa6" draw:end-color="#ffb66c" draw:start-intensity="100%" draw:end-intensity="100%" draw:angle="80deg" draw:border="0%">
      <loext:gradient-stop svg:offset="0" loext:color-type="rgb" loext:color-value="#ffffa6"/>
      <loext:gradient-stop svg:offset="1" loext:color-type="rgb" loext:color-value="#ffb66c"/>
    </draw:gradient>
    <draw:gradient draw:name="Gradient_20_155" draw:display-name="Gradient 155" draw:style="linear" draw:start-color="#ffffa6" draw:end-color="#ffb66c" draw:start-intensity="100%" draw:end-intensity="100%" draw:angle="81deg" draw:border="0%">
      <loext:gradient-stop svg:offset="0" loext:color-type="rgb" loext:color-value="#ffffa6"/>
      <loext:gradient-stop svg:offset="1" loext:color-type="rgb" loext:color-value="#ffb66c"/>
    </draw:gradient>
    <draw:gradient draw:name="Gradient_20_156" draw:display-name="Gradient 156" draw:style="linear" draw:start-color="#ffffa6" draw:end-color="#ffb66c" draw:start-intensity="100%" draw:end-intensity="100%" draw:angle="82deg" draw:border="0%">
      <loext:gradient-stop svg:offset="0" loext:color-type="rgb" loext:color-value="#ffffa6"/>
      <loext:gradient-stop svg:offset="1" loext:color-type="rgb" loext:color-value="#ffb66c"/>
    </draw:gradient>
    <draw:gradient draw:name="Gradient_20_157" draw:display-name="Gradient 157" draw:style="linear" draw:start-color="#ffffa6" draw:end-color="#ffb66c" draw:start-intensity="100%" draw:end-intensity="100%" draw:angle="83deg" draw:border="0%">
      <loext:gradient-stop svg:offset="0" loext:color-type="rgb" loext:color-value="#ffffa6"/>
      <loext:gradient-stop svg:offset="1" loext:color-type="rgb" loext:color-value="#ffb66c"/>
    </draw:gradient>
    <draw:gradient draw:name="Gradient_20_158" draw:display-name="Gradient 158" draw:style="linear" draw:start-color="#ffffa6" draw:end-color="#ffb66c" draw:start-intensity="100%" draw:end-intensity="100%" draw:angle="84deg" draw:border="0%">
      <loext:gradient-stop svg:offset="0" loext:color-type="rgb" loext:color-value="#ffffa6"/>
      <loext:gradient-stop svg:offset="1" loext:color-type="rgb" loext:color-value="#ffb66c"/>
    </draw:gradient>
    <draw:gradient draw:name="Gradient_20_159" draw:display-name="Gradient 159" draw:style="linear" draw:start-color="#ffffa6" draw:end-color="#ffb66c" draw:start-intensity="100%" draw:end-intensity="100%" draw:angle="85deg" draw:border="0%">
      <loext:gradient-stop svg:offset="0" loext:color-type="rgb" loext:color-value="#ffffa6"/>
      <loext:gradient-stop svg:offset="1" loext:color-type="rgb" loext:color-value="#ffb66c"/>
    </draw:gradient>
    <draw:gradient draw:name="Gradient_20_160" draw:display-name="Gradient 160" draw:style="linear" draw:start-color="#ffffa6" draw:end-color="#ffb66c" draw:start-intensity="100%" draw:end-intensity="100%" draw:angle="86deg" draw:border="0%">
      <loext:gradient-stop svg:offset="0" loext:color-type="rgb" loext:color-value="#ffffa6"/>
      <loext:gradient-stop svg:offset="1" loext:color-type="rgb" loext:color-value="#ffb66c"/>
    </draw:gradient>
    <draw:gradient draw:name="Gradient_20_161" draw:display-name="Gradient 161" draw:style="linear" draw:start-color="#ffffa6" draw:end-color="#ffb66c" draw:start-intensity="100%" draw:end-intensity="100%" draw:angle="87deg" draw:border="0%">
      <loext:gradient-stop svg:offset="0" loext:color-type="rgb" loext:color-value="#ffffa6"/>
      <loext:gradient-stop svg:offset="1" loext:color-type="rgb" loext:color-value="#ffb66c"/>
    </draw:gradient>
    <draw:gradient draw:name="Gradient_20_162" draw:display-name="Gradient 162" draw:style="linear" draw:start-color="#ffffa6" draw:end-color="#ffb66c" draw:start-intensity="100%" draw:end-intensity="100%" draw:angle="88deg" draw:border="0%">
      <loext:gradient-stop svg:offset="0" loext:color-type="rgb" loext:color-value="#ffffa6"/>
      <loext:gradient-stop svg:offset="1" loext:color-type="rgb" loext:color-value="#ffb66c"/>
    </draw:gradient>
    <draw:gradient draw:name="Gradient_20_163" draw:display-name="Gradient 163" draw:style="linear" draw:start-color="#ffffa6" draw:end-color="#ffb66c" draw:start-intensity="100%" draw:end-intensity="100%" draw:angle="89deg" draw:border="0%">
      <loext:gradient-stop svg:offset="0" loext:color-type="rgb" loext:color-value="#ffffa6"/>
      <loext:gradient-stop svg:offset="1" loext:color-type="rgb" loext:color-value="#ffb66c"/>
    </draw:gradient>
    <draw:gradient draw:name="Gradient_20_164" draw:display-name="Gradient 164" draw:style="linear" draw:start-color="#ffffa6" draw:end-color="#ffb66c" draw:start-intensity="100%" draw:end-intensity="100%" draw:angle="90deg" draw:border="0%">
      <loext:gradient-stop svg:offset="0" loext:color-type="rgb" loext:color-value="#ffffa6"/>
      <loext:gradient-stop svg:offset="1" loext:color-type="rgb" loext:color-value="#ffb66c"/>
    </draw:gradient>
    <draw:gradient draw:name="Gradient_20_165" draw:display-name="Gradient 165" draw:style="linear" draw:start-color="#ffffa6" draw:end-color="#ffb66c" draw:start-intensity="100%" draw:end-intensity="100%" draw:angle="91deg" draw:border="0%">
      <loext:gradient-stop svg:offset="0" loext:color-type="rgb" loext:color-value="#ffffa6"/>
      <loext:gradient-stop svg:offset="1" loext:color-type="rgb" loext:color-value="#ffb66c"/>
    </draw:gradient>
    <draw:gradient draw:name="Gradient_20_90" draw:display-name="Gradient 90" draw:style="ellipsoid" draw:cx="50%" draw:cy="50%" draw:start-color="#eeeeee" draw:end-color="#808080" draw:start-intensity="80%" draw:end-intensity="100%" draw:angle="27deg" draw:border="0%">
      <loext:gradient-stop svg:offset="0" loext:color-type="rgb" loext:color-value="#eeeeee"/>
      <loext:gradient-stop svg:offset="1" loext:color-type="rgb" loext:color-value="#808080"/>
    </draw:gradient>
    <draw:gradient draw:name="Gradient_20_97" draw:display-name="Gradient 97" draw:style="ellipsoid" draw:cx="50%" draw:cy="50%" draw:start-color="#ffe994" draw:end-color="#ffde59" draw:start-intensity="100%" draw:end-intensity="100%" draw:angle="27deg" draw:border="0%">
      <loext:gradient-stop svg:offset="0" loext:color-type="rgb" loext:color-value="#ffe994"/>
      <loext:gradient-stop svg:offset="1" loext:color-type="rgb" loext:color-value="#ffde59"/>
    </draw:gradient>
    <draw:gradient draw:name="Gradient_20_98" draw:display-name="Gradient 98" draw:style="ellipsoid" draw:cx="50%" draw:cy="50%" draw:start-color="#ffffa6" draw:end-color="#ffde59" draw:start-intensity="100%" draw:end-intensity="100%" draw:angle="27deg" draw:border="0%">
      <loext:gradient-stop svg:offset="0" loext:color-type="rgb" loext:color-value="#ffffa6"/>
      <loext:gradient-stop svg:offset="1" loext:color-type="rgb" loext:color-value="#ffde59"/>
    </draw:gradient>
    <draw:gradient draw:name="Gradient_20_99" draw:display-name="Gradient 99" draw:style="ellipsoid" draw:cx="50%" draw:cy="50%" draw:start-color="#ffffa6" draw:end-color="#ffb66c" draw:start-intensity="100%" draw:end-intensity="100%" draw:angle="27deg" draw:border="0%">
      <loext:gradient-stop svg:offset="0" loext:color-type="rgb" loext:color-value="#ffffa6"/>
      <loext:gradient-stop svg:offset="1" loext:color-type="rgb" loext:color-value="#ffb66c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28T13:07:35.044114802</meta:creation-date>
    <dc:date>2025-07-28T16:01:21.635734667</dc:date>
    <dc:creator>Matheus Lopes Silvati</dc:creator>
    <meta:editing-duration>PT51M</meta:editing-duration>
    <meta:editing-cycles>10</meta:editing-cycles>
    <meta:generator>LibreOffice/24.2.7.2$Linux_X86_64 LibreOffice_project/420$Build-2</meta:generator>
    <meta:document-statistic meta:object-count="15"/>
  </office:meta>
</office:document-meta>
</file>